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#Sheet2" xlink:type="simple">#Sheet2</text:a></text:p>
          </table:table-cell>
        </table:table-row>
        <table:table-row table:style-name="ro1">
          <table:table-cell office:value-type="string" calcext:value-type="string">
            <text:p><text:a xlink:href="#name" xlink:type="simple">#name</text:a></text:p>
          </table:table-cell>
        </table:table-row>
        <table:table-row table:style-name="ro1">
          <table:table-cell office:value-type="string" calcext:value-type="string">
            <text:p><text:a xlink:href="#db" xlink:type="simple">#db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named rang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tabase range</text:p>
          </table:table-cell>
        </table:table-row>
      </table:table>
      <table:named-expressions>
        <table:named-range table:name="name" table:base-cell-address="$Sheet2.$A$1" table:cell-range-address="$Sheet2.$A$1"/>
      </table:named-expressions>
      <table:database-ranges>
        <table:database-range table:name="db" table:target-range-address="Sheet2.A3:Sheet2.A3" table:on-update-keep-styles="true" table:on-update-keep-size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00.00.00</text:date>, <text:time style:data-style-name="N2" text:time-value="12:53:05.7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13:47:07.538000000</meta:creation-date>
    <dc:date>2021-10-19T13:23:25.074000000</dc:date>
    <meta:editing-duration>PT31M34S</meta:editing-duration>
    <meta:editing-cycles>2</meta:editing-cycles>
    <meta:generator>LibreOfficeDev/7.3.0.0.alpha0$Windows_X86_64 LibreOffice_project/c998691e22ceda15c89d55cf7005201f0392dadb</meta:generator>
    <meta:document-statistic meta:table-count="2" meta:cell-count="5" meta:object-count="0"/>
  </office:meta>
</office:document-meta>
</file>